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0000" style:font-name="Times New Roman" fo:font-size="14pt" fo:language="pt" fo:country="PT" style:font-name-asian="Segoe UI" style:font-size-asian="12pt" style:font-name-complex="Times New Roman" style:font-size-complex="14pt" style:font-style-complex="italic"/>
    </style:style>
    <style:style style:name="T1" style:family="text">
      <style:text-properties fo:font-weight="normal" fo:font-style="normal" fo:letter-spacing="normal" style:language-asian="zh" style:country-asian="CN" style:language-complex="hi" style:country-complex="IN" style:font-weight-complex="normal" fo:language="pt" fo:country="PT"/>
    </style:style>
    <style:style style:name="T2" style:family="text">
      <style:text-properties fo:font-weight="normal" fo:letter-spacing="normal" style:language-asian="zh" style:country-asian="CN" style:language-complex="hi" style:country-complex="IN" style:font-weight-complex="normal" fo:language="pt" fo:country="PT" fo:font-style="italic"/>
    </style:style>
    <style:style style:name="T3" style:family="text">
      <style:text-properties fo:font-weight="normal" fo:letter-spacing="normal" style:language-asian="zh" style:country-asian="CN" style:language-complex="hi" style:country-complex="IN" style:font-weight-complex="normal" fo:language="pt" fo:country="PT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7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4</text:p>
          </table:table-cell>
          <table:table-cell table:number-columns-repeated="2"/>
          <table:table-cell table:style-name="ce2" office:value-type="string" calcext:value-type="string" table:number-columns-spanned="7" table:number-rows-spanned="12">
            <text:p><text:span text:style-name="T1">Para avaliar o efeito de altos níveis de cobre na alimentação de pintinhos, </text:span></text:p>
            <text:p><text:span text:style-name="T1">dezoito pintinhos de mesma raça e idade foram alimentados com uma </text:span></text:p>
            <text:p><text:span text:style-name="T1">dieta basal padrão às quais foram adicionadas três níveis de cobre</text:span></text:p>
            <text:p><text:span text:style-name="T1"> (0, 400, e 800 </text:span><text:span text:style-name="T2">ppm</text:span><text:span text:style-name="T3">). O experimento foi conduzido sendo delineamento </text:span></text:p>
            <text:p><text:span text:style-name="T3">inteiramente ao acaso. Os dados abaixo mostram a razão da eficiência </text:span></text:p>
            <text:p><text:span text:style-name="T3">Da dieta (g dieta/ g ganho de peso) ao final de 3 semanas.</text:span></text:p>
          </table:table-cell>
          <table:covered-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5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7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8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1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5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67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4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7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8</text:p>
          </table:table-cell>
          <table:table-cell table:number-columns-repeated="2"/>
          <table:covered-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2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5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7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0</text:p>
          </table:table-cell>
          <table:table-cell table:number-columns-repeated="9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3T17:58:00.601000000</meta:creation-date>
    <dc:date>2024-03-03T18:19:18.431000000</dc:date>
    <meta:editing-duration>PT16M5S</meta:editing-duration>
    <meta:editing-cycles>1</meta:editing-cycles>
    <meta:document-statistic meta:table-count="1" meta:cell-count="58" meta:object-count="0"/>
    <meta:generator>LibreOffice/7.5.5.2$Windows_X86_64 LibreOffice_project/ca8fe7424262805f223b9a2334bc7181abbcbf5e</meta:generator>
  </office:meta>
</office:document-meta>
</file>